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270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2" office:value-type="date" office:date-value="2017-05-08" calcext:value-type="date">
            <text:p>05/08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) Set up IRC Bouncer </text:p>
            <text:p>b) Pyjnius Documentation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09" calcext:value-type="date">
            <text:p>05/09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0" calcext:value-type="date">
            <text:p>05/10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types documentation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1" calcext:value-type="date">
            <text:p>05/11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mail api, tts api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2" calcext:value-type="date">
            <text:p>05/12/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indows battery api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3" calcext:value-type="date">
            <text:p>05/1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types documentation contd.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4" calcext:value-type="date">
            <text:p>05/14/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dd steps to see android class signature in pyjnius docs</text:p>
          </table:table-cell>
          <table:table-cell table:style-name="ce3" table:number-columns-repeated="23"/>
          <table:table-cell table:number-columns-repeated="998"/>
        </table:table-row>
        <table:table-row table:style-name="ro5">
          <table:table-cell table:style-name="ce2" office:value-type="date" office:date-value="2017-05-15" calcext:value-type="date">
            <text:p>05/15/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) Cleanup existing spatial orientation pr</text:p>
            <text:p>b) Cleanup existing gyroscope uncalibrated pr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6" calcext:value-type="date">
            <text:p>05/16/1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esearch on implementation of fingerprint scanner for android and iOS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7" calcext:value-type="date">
            <text:p>05/17/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arch on implementation of fingerprint scanner for Windows, OS X and Linux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8" calcext:value-type="date">
            <text:p>05/18/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esearch more on implementation of FSP on Linux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9" calcext:value-type="date">
            <text:p>05/19/17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Set up my mac for development in kivy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20" calcext:value-type="date">
            <text:p>05/20/1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-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21" calcext:value-type="date">
            <text:p>05/21/17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Research on in app browser for android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22" calcext:value-type="date">
            <text:p>05/22/17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a)Research on in app browser for iOS, </text:p>
            <text:p>OS X, Windows, Linux</text:p>
            <text:p>b)Research on broadcasts for android, iOS, OS X, Windiws</text:p>
          </table:table-cell>
          <table:table-cell table:style-name="ce3" table:number-columns-repeated="23"/>
          <table:table-cell table:number-columns-repeated="998"/>
        </table:table-row>
        <table:table-row table:style-name="ro6">
          <table:table-cell table:style-name="ce2" office:value-type="date" office:date-value="2017-05-23" calcext:value-type="date">
            <text:p>05/23/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)Research on Storage path for android, iOS, OS X, Windows, Linux</text:p>
          </table:table-cell>
          <table:table-cell table:style-name="ce3" table:number-columns-repeated="23"/>
          <table:table-cell table:number-columns-repeated="998"/>
        </table:table-row>
        <table:table-row table:style-name="ro6">
          <table:table-cell table:style-name="ce2" office:value-type="date" office:date-value="2017-05-24" calcext:value-type="date">
            <text:p>05/24/1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)Facade for fingerprint scanner</text:p>
          </table:table-cell>
          <table:table-cell table:style-name="ce3" table:number-columns-repeated="23"/>
          <table:table-cell table:number-columns-repeated="998"/>
        </table:table-row>
        <table:table-row table:style-name="ro6" table:number-rows-repeated="982">
          <table:table-cell table:style-name="ce3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5.1.0.3$Linux_X86_64 LibreOffice_project/</meta:generator>
  </office:meta>
</office:document-meta>
</file>